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18dd2b"/>
    </style:style>
    <style:style style:name="P2" style:family="paragraph" style:parent-style-name="Heading_20_4">
      <style:text-properties officeooo:rsid="0018dd2b"/>
    </style:style>
    <style:style style:name="P3" style:family="paragraph" style:parent-style-name="Text_20_body">
      <style:text-properties officeooo:rsid="0018dd2b"/>
    </style:style>
    <style:style style:name="P4" style:family="paragraph" style:parent-style-name="Standard">
      <style:text-properties officeooo:rsid="0018dd2b"/>
    </style:style>
    <style:style style:name="P5" style:family="paragraph" style:parent-style-name="Standard">
      <style:text-properties officeooo:rsid="00190c6c" officeooo:paragraph-rsid="00190c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Samir Yahiaoui</text:span><text:line-break/><text:span text:style-name="Strong_20_Emphasis">RAPPORT</text:span><text:line-break/><text:tab/><text:tab/><text:tab/><text:tab/><text:span text:style-name="Strong_20_Emphasis">ANALYSE SYNTAXIQUE</text:span></text:h>
      <text:h text:style-name="P2" text:outline-level="4"><text:tab/><text:tab/><text:tab/><text:tab/><text:tab/>PRÉSENTATION</text:h>
      <text:p text:style-name="P3">Le projet présenté ici consiste en la création d’un analyseur syntaxique permettant de reconnaître une dérivation simplifiée du C, appelée TPC (Tout Petit C).<text:line-break/>Il est composé d’un analyseur lexical réalisé avec <text:span text:style-name="Strong_20_Emphasis">Flex</text:span>, qui analyse le contenu du fichier source afin de transmettre les informations à l’analyseur syntaxique. Celui-ci, implémenté avec <text:span text:style-name="Strong_20_Emphasis">Bison</text:span>, vérifie que la grammaire est conforme au langage défini et, dans ce projet, construit également un arbre syntaxique afin de modéliser le programme.</text:p>
      <text:h text:style-name="P2" text:outline-level="4"><text:tab/><text:tab/><text:tab/><text:tab/><text:tab/><text:tab/>CHOIX</text:h>
      <text:p text:style-name="P3">Concernant la grammaire, j’ai dû faire plusieurs choix de conception. Pour les structures, j’avais au début créé une règle nommée « Structure », qui était censée apparaître avant les déclarations de variables. Cependant, je me suis rendu compte que cette approche n’était pas viable : sur de nombreux fichiers qui auraient dû être acceptés, l’analyse échouait.<text:line-break/>J’ai donc revu cette partie en intégrant les structures directement dans la règle « DeclVars ». J’ai ensuite recréé une règle « DeclVarStruct » afin de déclarer les variables autorisées à l’intérieur des structures.<text:line-break/>D’autres ajouts ont été effectués, comme la règle « Type », qui permet de définir soit un type classique, soit un type <text:span text:style-name="Source_20_Text">struct</text:span>.</text:p>
      <text:h text:style-name="P2" text:outline-level="4"><text:tab/><text:tab/><text:tab/><text:tab/><text:tab/><text:tab/>DIFFICULTÉS</text:h>
      <text:p text:style-name="P3">La seule grande difficulté que j’ai rencontrée concerne la création de l’arbre syntaxique. Cette étape a été assez longue à mettre en place et a nécessité beaucoup d’efforts, notamment à cause de nombreuses incompréhensions au début du projet.</text:p>
      <text:p text:style-name="P4"/>
      <text:p text:style-name="P4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30T18:50:51.181310817</meta:creation-date>
    <meta:generator>LibreOffice/25.8.4.2$Linux_X86_64 LibreOffice_project/0b6deb1565d6226fb81e7f54d104471baea763d5</meta:generator>
    <dc:date>2025-12-30T19:41:12.697773929</dc:date>
    <meta:editing-duration>PT21M16S</meta:editing-duration>
    <meta:editing-cycles>1</meta:editing-cycles>
    <meta:document-statistic meta:table-count="0" meta:image-count="0" meta:object-count="0" meta:page-count="1" meta:paragraph-count="7" meta:word-count="234" meta:character-count="1536" meta:non-whitespace-character-count="1288"/>
  </office:meta>
</office:document-meta>
</file>